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Noto Sans Devanagari1" svg:font-family="'Noto Sans Devanagari'"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1"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
      <loext:graphic-properties draw:fill="none"/>
      <style:paragraph-properties fo:margin-left="0in" fo:margin-right="0in" fo:margin-top="0.1665in" fo:margin-bottom="0in" loext:contextual-spacing="true" fo:line-height="150%" fo:text-align="center" style:justify-single-word="false" fo:keep-together="always" fo:orphans="2" fo:widows="2" fo:text-indent="0in" style:auto-text-indent="false" style:page-number="auto" fo:background-color="transparent" fo:keep-with-next="always" style:writing-mode="lr-tb"/>
      <style:text-properties style:font-name="Cambria1"/>
    </style:style>
    <style:style style:name="P2" style:family="paragraph" style:parent-style-name="Heading_20_1" style:master-page-name="">
      <loext:graphic-properties draw:fill="none"/>
      <style:paragraph-properties fo:margin-left="0in" fo:margin-right="0in" fo:margin-top="0.1665in" fo:margin-bottom="0in" loext:contextual-spacing="true" fo:line-height="150%" fo:text-align="center" style:justify-single-word="false" fo:keep-together="always" fo:orphans="2" fo:widows="2" fo:text-indent="0in" style:auto-text-indent="false" style:page-number="auto" fo:background-color="transparent" fo:keep-with-next="always" style:writing-mode="lr-tb">
        <style:tab-stops/>
      </style:paragraph-properties>
      <style:text-properties style:font-name="Cambria1"/>
    </style:style>
    <style:style style:name="P3" style:family="paragraph" style:parent-style-name="Heading_20_1">
      <style:paragraph-properties fo:margin-left="0in" fo:margin-right="0in" fo:text-align="center" style:justify-single-word="false" fo:text-indent="0in" style:auto-text-indent="false"/>
      <style:text-properties style:font-name="Cambria1"/>
    </style:style>
    <style:style style:name="P4" style:family="paragraph" style:parent-style-name="Standard" style:list-style-name="L1">
      <style:paragraph-properties fo:text-align="justify" style:justify-single-word="false"/>
      <style:text-properties style:font-name="Cambria" fo:font-size="12pt" fo:language="ru" fo:country="RU" officeooo:rsid="002901cd" officeooo:paragraph-rsid="002e22e2" style:font-size-asian="10.5pt" style:font-size-complex="12pt"/>
    </style:style>
    <style:style style:name="P5" style:family="paragraph" style:parent-style-name="Standard" style:list-style-name="L1">
      <style:paragraph-properties fo:text-align="justify" style:justify-single-word="false"/>
      <style:text-properties style:font-name="Cambria" fo:font-size="12pt" fo:language="ru" fo:country="RU" officeooo:rsid="002901cd" officeooo:paragraph-rsid="002901cd" style:font-size-asian="10.5pt" style:font-size-complex="12pt"/>
    </style:style>
    <style:style style:name="P6" style:family="paragraph" style:parent-style-name="Standard" style:list-style-name="L2">
      <style:paragraph-properties fo:text-align="justify" style:justify-single-word="false"/>
      <style:text-properties style:font-name="Cambria" fo:font-size="12pt" fo:language="ru" fo:country="RU" officeooo:rsid="002901cd" officeooo:paragraph-rsid="002901cd" style:font-size-asian="10.5pt" style:font-size-complex="12pt"/>
    </style:style>
    <style:style style:name="P7" style:family="paragraph" style:parent-style-name="Standard" style:list-style-name="L1">
      <style:paragraph-properties fo:text-align="justify" style:justify-single-word="false"/>
      <style:text-properties officeooo:paragraph-rsid="002901cd"/>
    </style:style>
    <style:style style:name="P8" style:family="paragraph" style:parent-style-name="Standard">
      <style:paragraph-properties fo:margin-left="0in" fo:margin-right="0in" fo:text-align="justify" style:justify-single-word="false" fo:text-indent="0.4925in" style:auto-text-indent="false"/>
      <style:text-properties style:font-name="Cambria" fo:font-size="12pt" fo:language="ru" fo:country="RU" officeooo:rsid="002901cd" officeooo:paragraph-rsid="002901cd" style:font-size-asian="10.5pt" style:font-size-complex="12pt"/>
    </style:style>
    <style:style style:name="P9" style:family="paragraph" style:parent-style-name="Standard">
      <style:paragraph-properties fo:margin-left="0in" fo:margin-right="0in" fo:text-align="justify" style:justify-single-word="false" fo:text-indent="0.4925in" style:auto-text-indent="false"/>
      <style:text-properties style:font-name="Cambria" fo:font-size="12pt" fo:language="ru" fo:country="RU" officeooo:rsid="002901cd" officeooo:paragraph-rsid="002e22e2" style:font-size-asian="10.5pt" style:font-size-complex="12pt"/>
    </style:style>
    <style:style style:name="P10" style:family="paragraph" style:parent-style-name="Heading_20_1" style:master-page-name="Standard">
      <loext:graphic-properties draw:fill="none"/>
      <style:paragraph-properties fo:margin-left="0in" fo:margin-right="0in" fo:margin-top="0.1665in" fo:margin-bottom="0in" loext:contextual-spacing="true" fo:line-height="150%" fo:text-align="center" style:justify-single-word="false" fo:keep-together="always" fo:orphans="2" fo:widows="2" fo:text-indent="0in" style:auto-text-indent="false" style:page-number="auto" fo:background-color="transparent" fo:keep-with-next="always" style:writing-mode="lr-tb"/>
      <style:text-properties style:font-name="Cambria1"/>
    </style:style>
    <style:style style:name="P11" style:family="paragraph" style:parent-style-name="Heading_20_1">
      <style:text-properties officeooo:rsid="00300334" officeooo:paragraph-rsid="00300334"/>
    </style:style>
    <style:style style:name="P12" style:family="paragraph" style:parent-style-name="Heading_20_1">
      <style:paragraph-properties fo:break-before="column"/>
    </style:style>
    <style:style style:name="T1" style:family="text">
      <style:text-properties officeooo:rsid="00271e36"/>
    </style:style>
    <style:style style:name="T2" style:family="text">
      <style:text-properties officeooo:rsid="002be4cd"/>
    </style:style>
    <style:style style:name="T3" style:family="text">
      <style:text-properties style:font-name="Cambria" fo:font-size="12pt" fo:language="ru" fo:country="RU" officeooo:rsid="002901cd" style:font-size-asian="10.5pt" style:font-size-complex="12pt"/>
    </style:style>
    <style:style style:name="T4" style:family="text">
      <style:text-properties style:font-name="Cambria" fo:font-size="12pt" fo:language="ru" fo:country="RU" officeooo:rsid="002e9edf" style:font-size-asian="10.5pt" style:font-size-complex="12pt"/>
    </style:style>
    <style:style style:name="T5" style:family="text">
      <style:text-properties style:font-name="Cambria" fo:font-size="12pt" fo:language="ru" fo:country="RU" officeooo:rsid="00300334" style:font-size-asian="10.5pt" style:font-size-complex="12pt"/>
    </style:style>
    <style:style style:name="T6" style:family="text">
      <style:text-properties style:font-name="Cambria" fo:font-size="12pt" fo:language="ru" fo:country="RU" officeooo:rsid="003045dc" style:font-size-asian="10.5pt" style:font-size-complex="12pt"/>
    </style:style>
    <style:style style:name="T7" style:family="text">
      <style:text-properties style:font-name="Cambria" fo:font-size="12pt" fo:language="ru" fo:country="RU" officeooo:rsid="0031142d" style:font-size-asian="10.5pt" style:font-size-complex="12pt"/>
    </style:style>
    <style:style style:name="T8" style:family="text">
      <style:text-properties style:font-name="Cambria" fo:font-size="12pt" fo:language="ru" fo:country="RU" officeooo:rsid="00319969" style:font-size-asian="10.5pt" style:font-size-complex="12pt"/>
    </style:style>
    <style:style style:name="T9" style:family="text">
      <style:text-properties style:font-name="Cambria" fo:font-size="12pt" fo:language="ru" fo:country="RU" officeooo:rsid="0032d34b" style:font-size-asian="10.5pt" style:font-size-complex="12pt"/>
    </style:style>
    <style:style style:name="T10" style:family="text">
      <style:text-properties style:font-name="Cambria" fo:font-size="12pt" fo:language="ru" fo:country="RU" officeooo:rsid="0034c120" style:font-size-asian="10.5pt" style:font-size-complex="12pt"/>
    </style:style>
    <style:style style:name="T11" style:family="text">
      <style:text-properties style:font-name="Cambria" fo:font-size="12pt" fo:language="ru" fo:country="RU" officeooo:rsid="003596c3"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ЗВІТ З ЛАБОРАТОРНОЇ РОБОТИ</text:h>
      <text:h text:style-name="P1" text:outline-level="1">за курсом «<text:span text:style-name="T1">Програмування та підтримка Web-застосувань</text:span>»</text:h>
      <text:h text:style-name="P2" text:outline-level="1">студент<text:span text:style-name="T2">а</text:span> групи ПА-18-2</text:h>
      <text:h text:style-name="P1" text:outline-level="1">Лобань Ганни Максимівни</text:h>
      <text:h text:style-name="P1" text:outline-level="1">кафедра комп’ютерних технологій, ДНУ</text:h>
      <text:h text:style-name="P3" text:outline-level="1">2020/2021 н.р.</text:h>
      <text:h text:style-name="P12" text:outline-level="1">Постановка задачі</text:h>
      <text:p text:style-name="P8">Частина 1. Програмування та підтримка веб-застосувань</text:p>
      <text:p text:style-name="P8">Розробити просту гіпертекстову сторінку, яка буде містити матеріал лекції (обраний довільно студентом) з даної дисципліни. Використати мінімальну кількість гіпертекстових тегів. </text:p>
      <text:p text:style-name="P9">Створити:</text:p>
      <text:list xml:id="list766811304" text:style-name="L1">
        <text:list-item>
          <text:p text:style-name="P4">заголовок</text:p>
        </text:list-item>
        <text:list-item>
          <text:p text:style-name="P4">зміст</text:p>
        </text:list-item>
        <text:list-item>
          <text:p text:style-name="P5">назви підрозділів</text:p>
        </text:list-item>
        <text:list-item>
          <text:p text:style-name="P7"><text:span text:style-name="T3">посилання на додаткові джерела інформації по даних питаннях (мінімум 3).</text:span></text:p>
        </text:list-item>
        <text:list-item>
          <text:p text:style-name="P7"><text:span text:style-name="T3">передачити можливість повернення з кінця будь-якого підрозділу до змісту.</text:span></text:p>
        </text:list-item>
      </text:list>
      <text:p text:style-name="P8">Частина 2. Розробка власної таблиці стилів</text:p>
      <text:p text:style-name="Standard">Для гіпертекстової сторінки сторінки, що була створена в першій частині лабораторної роботи додати каскадну таблицю стилів, яка б давала можливість змінювати:</text:p>
      <text:list xml:id="list2201469435" text:style-name="L2">
        <text:list-item>
          <text:p text:style-name="P6">тип, колір і розмір шрифтів заголовків, підзаголовків та основного тексту,</text:p>
        </text:list-item>
        <text:list-item>
          <text:p text:style-name="P6">вирівнювання тексту у документі,</text:p>
        </text:list-item>
        <text:list-item>
          <text:p text:style-name="P6">колір заднього фону</text:p>
        </text:list-item>
        <text:list-item>
          <text:p text:style-name="P6">колір посилань</text:p>
        </text:list-item>
      </text:list>
      <text:h text:style-name="Heading_20_1" text:outline-level="1">Хід роботи</text:h>
      <text:p text:style-name="Standard"><text:span text:style-name="T4">За основу був взятий текст сторінки з вікіпедії про FTP-протокол. За додаткові джерела — декілька довільних посилань на пов</text:span>’<text:span text:style-name="T4">язані з темою джерела. Під час роботи використовувалися теги &lt;h1&gt;, &lt;h</text:span><text:span text:style-name="T9">3</text:span><text:span text:style-name="T4">&gt;, &lt;a&gt;, &lt;p&gt;, &lt;ol&gt;, &lt;ul&gt;, &lt;li&gt;, &lt;img&gt;, &lt;br&gt;, &lt;hr&gt; </text:span><text:span text:style-name="T10">то</text:span><text:span text:style-name="T11">що</text:span><text:span text:style-name="T4"> для задання базової розмітки сторінки, а також CSS-стилі у спеціальному тезі &lt;style&gt;, у якому також було змінено параметки цвіту фону сторінки, колір тексту, вирівнювання, розмір шрифту, сімейство шрифтів тощо. Зпочатку було зроблено все лише за допомогою мови розмітки HTML, тобто без використання стилів, але потім вони були додані, і це зробило оформлення сторінки більш гнучким та легче змінюваним (за потреби). </text:span><text:span text:style-name="T7">Також були додані посилання усередині сторінки, які дозволяють переходити за змістом та повертатися до самого змісту. </text:span><text:span text:style-name="T8">Б</text:span><text:span text:style-name="T4">ули змінені колір посилань у </text:span><text:soft-page-break/><text:span text:style-name="T4">декількох станах (відвідані, не відвідані та обрані). </text:span><text:span text:style-name="T5">До звіту додається сам файл index.html, та наприкінці буде доданий його код. </text:span><text:span text:style-name="T6">Також були використані два зображення, які будуть додані до звіту.</text:span></text:p>
      <text:h text:style-name="P11" text:outline-level="1">Вихідний код сторінки</text:h>
      <text:p text:style-name="Code">&lt;html&gt;</text:p>
      <text:p text:style-name="Code">&lt;body&gt;</text:p>
      <text:p text:style-name="Code">&lt;title&gt;FTP-протокол&lt;/title&gt;</text:p>
      <text:p text:style-name="Code"/>
      <text:p text:style-name="Code">&lt;style&gt;</text:p>
      <text:p text:style-name="Code"><text:tab/>body</text:p>
      <text:p text:style-name="Code"><text:tab/>{</text:p>
      <text:p text:style-name="Code"><text:tab/><text:tab/>background-color: dcdcdc;</text:p>
      <text:p text:style-name="Code"><text:tab/>}</text:p>
      <text:p text:style-name="Code"><text:tab/></text:p>
      <text:p text:style-name="Code"><text:tab/>h1</text:p>
      <text:p text:style-name="Code"><text:tab/>{</text:p>
      <text:p text:style-name="Code"><text:tab/><text:tab/>color: black;</text:p>
      <text:p text:style-name="Code"><text:tab/><text:tab/>font-family: verdana;</text:p>
      <text:p text:style-name="Code"><text:tab/><text:tab/>font-size: 25;</text:p>
      <text:p text:style-name="Code"><text:tab/><text:tab/>text-align: center;</text:p>
      <text:p text:style-name="Code"><text:tab/>}</text:p>
      <text:p text:style-name="Code"/>
      <text:p text:style-name="Code"><text:tab/>h2</text:p>
      <text:p text:style-name="Code"><text:tab/>{</text:p>
      <text:p text:style-name="Code"><text:tab/><text:tab/>color: black;</text:p>
      <text:p text:style-name="Code"><text:tab/><text:tab/>font-family: verdana;</text:p>
      <text:p text:style-name="Code"><text:tab/><text:tab/>font-size: 22;</text:p>
      <text:p text:style-name="Code"><text:tab/><text:tab/>align: middle;</text:p>
      <text:p text:style-name="Code"><text:tab/><text:tab/>text-align: center;</text:p>
      <text:p text:style-name="Code"><text:tab/>}</text:p>
      <text:p text:style-name="Code"/>
      <text:p text:style-name="Code"><text:tab/>p</text:p>
      <text:p text:style-name="Code"><text:tab/>{</text:p>
      <text:p text:style-name="Code"><text:tab/><text:tab/>color: black;</text:p>
      <text:p text:style-name="Code"><text:tab/><text:tab/>font-family: verdana;</text:p>
      <text:p text:style-name="Code"><text:tab/><text:tab/>font-size: 16;</text:p>
      <text:p text:style-name="Code"><text:tab/><text:tab/>text-align: justify;</text:p>
      <text:p text:style-name="Code"><text:tab/>}</text:p>
      <text:p text:style-name="Code"/>
      <text:p text:style-name="Code"><text:tab/>li</text:p>
      <text:p text:style-name="Code"><text:tab/>{</text:p>
      <text:p text:style-name="Code"><text:tab/><text:tab/>color: black;</text:p>
      <text:p text:style-name="Code"><text:tab/><text:tab/>font-family: verdana;</text:p>
      <text:p text:style-name="Code"><text:tab/><text:tab/>font-size: 16;</text:p>
      <text:p text:style-name="Code"><text:tab/><text:tab/>text-align: justify;</text:p>
      <text:p text:style-name="Code"><text:tab/>}</text:p>
      <text:p text:style-name="Code"/>
      <text:p text:style-name="Code"><text:tab/>a:link</text:p>
      <text:p text:style-name="Code"><text:tab/>{</text:p>
      <text:p text:style-name="Code"><text:tab/><text:tab/>color: green;</text:p>
      <text:p text:style-name="Code"><text:tab/>}</text:p>
      <text:p text:style-name="Code"/>
      <text:p text:style-name="Code"><text:soft-page-break/><text:tab/>a:visited</text:p>
      <text:p text:style-name="Code"><text:tab/>{</text:p>
      <text:p text:style-name="Code"><text:tab/><text:tab/>color: red;</text:p>
      <text:p text:style-name="Code"><text:tab/>}</text:p>
      <text:p text:style-name="Code">&lt;/style&gt;</text:p>
      <text:p text:style-name="Code"/>
      <text:p text:style-name="Code">&lt;h1&gt;FTP-протокол&lt;/h1&gt;</text:p>
      <text:p text:style-name="Code">&lt;p&gt;FTP&lt;/b&gt; (англ. &lt;i&gt;File Transfer Protocol&lt;/i&gt;) — протокол передачи файлов по сети, является одним из старейших прикладных протоколов, появившихся задолго до HTTP,</text:p>
      <text:p text:style-name="Code">и даже до TCP/IP, в 1971 году; в первое время он работал поверх протокола NCP. Он и сегодня широко используется для распространения ПО и доступа к удалённым хостам.</text:p>
      <text:p text:style-name="Code">В отличие от TFTP, гарантирует передачу (либо выдачу ошибки) за счёт применения квотируемого протокола.&lt;/p&gt;</text:p>
      <text:p text:style-name="Code">&lt;hr&gt;</text:p>
      <text:p text:style-name="Code">&lt;h3&gt;Оглавление&lt;/h3&gt;</text:p>
      <text:p text:style-name="Code">&lt;p&gt;</text:p>
      <text:p text:style-name="Code"><text:tab/>&lt;ul&gt;</text:p>
      <text:p text:style-name="Code"><text:tab/><text:tab/>&lt;li&gt;&lt;a href="#difference-from-http"&gt;Отличие от HTTP&lt;/a&gt;&lt;/li&gt;</text:p>
      <text:p text:style-name="Code"><text:tab/><text:tab/>&lt;li&gt;&lt;a href="#connection-and-data-transmission"&gt;Соединение и передача данных&lt;/a&gt;&lt;/li&gt;</text:p>
      <text:p text:style-name="Code"><text:tab/><text:tab/>&lt;li&gt;&lt;a href="#authentificaiton"&gt;Аутентификация&lt;/a&gt;&lt;/li&gt;</text:p>
      <text:p text:style-name="Code"><text:tab/><text:tab/>&lt;li&gt;&lt;a href="#nat-and-brandmauer-bypass"&gt;NAT и обход брандмауэров&lt;/a&gt;&lt;/li&gt;</text:p>
      <text:p text:style-name="Code"><text:tab/>&lt;/ul&gt;</text:p>
      <text:p text:style-name="Code">&lt;/p&gt;</text:p>
      <text:p text:style-name="Code"/>
      <text:p text:style-name="Code">&lt;hr&gt;</text:p>
      <text:p text:style-name="Code">&lt;h2&gt;&lt;a name="difference-from-http"&gt;Отличие от HTTP&lt;/a&gt;&lt;/h2&gt;</text:p>
      <text:p text:style-name="Code">&lt;hr&gt;</text:p>
      <text:p text:style-name="Code">&lt;img src="01.png" align="middle" hspace="20" vspace="20" border="1"&gt;</text:p>
      <text:p text:style-name="Code">&lt;hr&gt;</text:p>
      <text:p text:style-name="Code">&lt;p&gt;Протокол построен на архитектуре «клиент-сервер» и использует разные сетевые соединения для передачи команд и данных между клиентом и сервером. Пользователи FTP</text:p>
      <text:p text:style-name="Code">могут пройти аутентификацию, передавая логин и пароль открытым текстом, или же, если это разрешено на сервере, они могут подключиться анонимно. Можно использовать</text:p>
      <text:p text:style-name="Code">протокол SSH для безопасной передачи, скрывающей (шифрующей) логин и пароль, а также шифрующей содержимое.&lt;/p&gt;</text:p>
      <text:p text:style-name="Code"/>
      <text:p text:style-name="Code">&lt;p&gt;Первые клиентские FTP-приложения были интерактивными инструментами командной строки, реализующими стандартные команды и синтаксис. С тех пор были разработаны</text:p>
      <text:p text:style-name="Code">графические пользовательские интерфейсы для многих используемых по сей день операционных систем. Среди этих интерфейсов как компоненты программы общего веб-дизайна</text:p>
      <text:p text:style-name="Code">вроде Microsoft Expression Web, так и специализированные FTP-клиенты (например, FileZilla).&lt;/p&gt;</text:p>
      <text:p text:style-name="Code"/>
      <text:p text:style-name="Code">&lt;p&gt;Достаточно яркая особенность протокола FTP в том, что он использует множественное (как минимум — двойное) подключение. При этом один канал является управляющим,</text:p>
      <text:p text:style-name="Code"><text:soft-page-break/>через который поступают команды серверу и возвращаются его ответы (обычно через TCP-порт 21), а через остальные происходит собственно передача данных, по одному каналу</text:p>
      <text:p text:style-name="Code">на каждую передачу. Поэтому в рамках одной сессии по протоколу FTP можно передавать одновременно несколько файлов, причём в обоих направлениях. Для каждого канала данных</text:p>
      <text:p text:style-name="Code">открывается свой TCP порт, номер которого выбирается либо сервером, либо клиентом, в зависимости от режима передачи.&lt;/p&gt;</text:p>
      <text:p text:style-name="Code"/>
      <text:p text:style-name="Code">&lt;p&gt;Протокол FTP (как и HTTP) имеет двоичный режим передачи, что сокращает накладные расходы трафика и уменьшает время обмена данными при передаче больших файлов.&lt;/p&gt;</text:p>
      <text:p text:style-name="Code"/>
      <text:p text:style-name="Code">&lt;p&gt;Начиная работу через протокол FTP, клиент входит в сессию, и все операции проводятся в рамках этой сессии (проще говоря, сервер помнит текущее состояние).</text:p>
      <text:p text:style-name="Code">Протокол HTTP ничего не «помнит» — его задача — отдать данные и забыть, поэтому запоминание состояния при использовании HTTP осуществляется внешними по отношению к</text:p>
      <text:p text:style-name="Code">протоколу методами.&lt;/p&gt;</text:p>
      <text:p text:style-name="Code"/>
      <text:p text:style-name="Code">&lt;p&gt;FTP работает на прикладном уровне модели OSI и используется для передачи файлов с помощью TCP/IP. Для этого должен быть запущен FTP-сервер, ожидающий входящих запросов.</text:p>
      <text:p text:style-name="Code">Компьютер-клиент может связаться с сервером по порту 21. Это соединение (поток управления) остаётся открытым на время сессии. Второе соединение (поток данных), может быть</text:p>
      <text:p text:style-name="Code">открыт как сервером из порта 20 к порту соответствующего клиента (активный режим), или же клиентом из любого порта к порту соответствующего сервера (пассивный режим), что</text:p>
      <text:p text:style-name="Code">необходимо для передачи файла данных. Поток управления используется для работы с сессией — например, обмен между клиентом и сервером командами и паролями с помощью</text:p>
      <text:p text:style-name="Code">telnet-подобного протокола. Например, «RETR имя файла» передаст указанный файл от сервера клиенту. Вследствие этой двухпортовой структуры FTP считается внешнеполосным протоколом,</text:p>
      <text:p text:style-name="Code">в отличие от внутриполосного HTTP.&lt;/p&gt;</text:p>
      <text:p text:style-name="Code">&lt;p&gt;&lt;a href="#"&gt;To the top&lt;/a&gt;&lt;/p&gt;</text:p>
      <text:p text:style-name="Code">&lt;hr&gt;</text:p>
      <text:p text:style-name="Code">&lt;h2&gt;&lt;a name="connection-and-data-transmission"&gt;Соединение и передача данных&lt;/a&gt;&lt;/h2&gt;</text:p>
      <text:p text:style-name="Code"/>
      <text:p text:style-name="Code">&lt;p&gt;Протокол определён в RFC 959. Сервер отвечает по потоку управления трёхзначными ASCII-кодами состояния с необязательным текстовым сообщением. Например, «200» (или «200 ОК»)</text:p>
      <text:p text:style-name="Code">означает, что последняя команда была успешно выполнена. Цифры представляют код ответа, а текст — разъяснение или запрос. Текущая передача по потоку данных может быть прервана с</text:p>
      <text:p text:style-name="Code">помощью прерывающего сообщения, посылаемого по потоку управления.&lt;/p&gt;</text:p>
      <text:p text:style-name="Code"/>
      <text:p text:style-name="Code">&lt;p&gt;FTP может работать в активном или пассивном режиме, от выбора которого зависит способ установки соединения. В активном режиме клиент создаёт управляющее TCP-соединение с</text:p>
      <text:p text:style-name="Code">сервером и отправляет серверу свой IP-адрес и произвольный номер клиентского порта, после чего ждёт, пока сервер запустит TCP-соединение с этим адресом и номером порта. В случае,</text:p>
      <text:p text:style-name="Code"><text:soft-page-break/>если клиент находится за брандмауэром и не может принять входящее TCP-соединение, может быть использован пассивный режим. В этом режиме клиент использует поток управления, чтобы</text:p>
      <text:p text:style-name="Code">послать серверу команду PASV, и затем получает от сервера его IP-адрес и номер порта, которые затем используются клиентом для открытия потока данных с произвольного клиентского</text:p>
      <text:p text:style-name="Code">порта к полученному адресу и порту. Оба режима были обновлены в сентябре 1998 г. для поддержки IPv6. В это время были проведены дальнейшие изменения пассивного режима, обновившие</text:p>
      <text:p text:style-name="Code">его до расширенного пассивного режима.&lt;/p&gt;</text:p>
      <text:p text:style-name="Code"/>
      <text:p text:style-name="Code">&lt;p&gt;При передаче данных по сети могут быть использованы четыре представления данных:</text:p>
      <text:p text:style-name="Code"/>
      <text:p text:style-name="Code">&lt;ol&gt;</text:p>
      <text:p text:style-name="Code"><text:s text:c="4"/>&lt;li&gt;&lt;i&gt;ASCII&lt;/i&gt; — используется для текста. Данные, если необходимо, до передачи конвертируются из символьного представления на хосте-отправителе в «восьмибитный ASCII», и (опять же,</text:p>
      <text:p text:style-name="Code"><text:s text:c="4"/>если необходимо) в символьное представление принимающего хоста. В частности, изменяются символы перевода строки (CR /chr(13)/, LF /chr(10)/ в Windows на LF /chr(10)/ в Unix/Linux.</text:p>
      <text:p text:style-name="Code"><text:s text:c="4"/>ак следствие, этот режим не подходит для файлов, содержащих не только обычный текст.&lt;/li&gt;</text:p>
      <text:p text:style-name="Code"><text:s text:c="4"/>&lt;li&gt;&lt;i&gt;Режим изображения&lt;/i&gt; (обычно именуемый бинарным) — устройство-отправитель посылает каждый файл байт за байтом, а получатель сохраняет поток байтов при получении. Поддержка</text:p>
      <text:p text:style-name="Code"><text:s text:c="4"/>данного режима была рекомендована для всех реализаций FTP.&lt;/li&gt;</text:p>
      <text:p text:style-name="Code"><text:s text:c="4"/>&lt;li&gt;&lt;i&gt;EBCDIC&lt;/i&gt; — используется для передачи обычного текста между хостами в кодировке EBCDIC. В остальном этот режим аналогичен ASCII-режиму.&lt;/li&gt;</text:p>
      <text:p text:style-name="Code"><text:s text:c="4"/>&lt;li&gt;&lt;i&gt;Локальный режим&lt;/i&gt; — позволяет двум компьютерам с идентичными установками посылать данные в собственном формате без конвертации в ASCII.&lt;/li&gt;</text:p>
      <text:p text:style-name="Code">&lt;/ol&gt;</text:p>
      <text:p text:style-name="Code"/>
      <text:p text:style-name="Code">&lt;p&gt;Для текстовых файлов предоставлены различные форматы управления и настройки структуры записи. Эти особенности были разработаны для работы с файлами, содержащими</text:p>
      <text:p text:style-name="Code">Telnet или ASA-форматирование.&lt;/p&gt;</text:p>
      <text:p text:style-name="Code"/>
      <text:p text:style-name="Code">&lt;p&gt;Передача данных может осуществляться в любом из трёх режимов:</text:p>
      <text:p text:style-name="Code"/>
      <text:p text:style-name="Code">&lt;ul&gt;</text:p>
      <text:p text:style-name="Code"><text:s text:c="4"/>&lt;li&gt;Поточный режим — данные посылаются в виде непрерывного потока, освобождая FTP от выполнения какой бы то ни было обработки. Вместо этого вся обработка выполняется TCP.</text:p>
      <text:p text:style-name="Code"><text:s text:c="4"/>Индикатор конца файла не нужен, за исключением разделения данных на записи.&lt;/li&gt;</text:p>
      <text:p text:style-name="Code"><text:s text:c="4"/></text:p>
      <text:p text:style-name="Code"><text:s text:c="4"/>&lt;li&gt;Блочный режим — FTP разбивает данные на несколько блоков (блок заголовка, количество байт, поле данных) и затем передаёт их TCP.&lt;/li&gt;</text:p>
      <text:p text:style-name="Code"><text:s text:c="4"/></text:p>
      <text:p text:style-name="Code"><text:s text:c="4"/>&lt;li&gt;Режим сжатия — данные сжимаются единым алгоритмом (обычно кодированием длин серий).&lt;/li&gt;</text:p>
      <text:p text:style-name="Code">&lt;/ul&gt;</text:p>
      <text:p text:style-name="Code">&lt;p&gt;&lt;a href="#"&gt;To the top&lt;/a&gt;&lt;/p&gt;</text:p>
      <text:p text:style-name="Code"/>
      <text:p text:style-name="Code"><text:soft-page-break/>&lt;hr&gt;</text:p>
      <text:p text:style-name="Code">&lt;h2&gt;&lt;a name="authentificaiton"&gt;Аутентификация&lt;/a&gt;&lt;/h2&gt;</text:p>
      <text:p text:style-name="Code"/>
      <text:p text:style-name="Code">&lt;p&gt;FTP-аутентификация использует схему имя пользователя/пароль для предоставления доступа. Имя пользователя посылается серверу командой USER, а пароль — командой PASS.</text:p>
      <text:p text:style-name="Code">Если предоставленная клиентом информация принята сервером, то сервер отправит клиенту приглашение и начинается сессия. Пользователи могут, если сервер поддерживает эту</text:p>
      <text:p text:style-name="Code">особенность, войти в систему без предоставления учётных данных, но сервер может предоставить только ограниченный доступ для таких сессий.&lt;/p&gt;</text:p>
      <text:p text:style-name="Code">&lt;img src="02.png" height="200" align="right" hspace="20" vspace="20" border="1"&gt;</text:p>
      <text:p text:style-name="Code"/>
      <text:p text:style-name="Code">&lt;p&gt;Хост, обеспечивающий FTP-сервис, может предоставить анонимный доступ к FTP. Пользователи обычно входят в систему как «anonymous» (может быть регистрозависимым на</text:p>
      <text:p text:style-name="Code">некоторых FTP-серверах) в качестве имени пользователя. Хотя обычно пользователей просят прислать адрес их электронной почты вместо пароля, никакой проверки фактически не</text:p>
      <text:p text:style-name="Code">производится. Многие FTP-хосты, предоставляющие обновления программного обеспечения, поддерживают анонимный доступ.&lt;/p&gt;</text:p>
      <text:p text:style-name="Code">&lt;hr&gt;</text:p>
      <text:p text:style-name="Code">&lt;h2&gt;FTP-ALG&lt;/h2&gt;</text:p>
      <text:p text:style-name="Code"/>
      <text:p text:style-name="Code">&lt;p&gt;Специально для работы FTP-протокола через межсетевые экраны было сделано расширение NAT, называемое FTP-ALG, позволяющее транслировать входящие соединения от сервера</text:p>
      <text:p text:style-name="Code">к клиенту через NAT. В процессе такого соединения FTP-ALG подменяет передаваемые данные от клиента, указывая серверу истинный адрес и порт, с которым сможет соединиться</text:p>
      <text:p text:style-name="Code">сервер, а потом транслирует соединение от сервера от этого адреса клиенту на его адрес. Несмотря на все меры и нововведения, принятые для поддержки FTP-протокола, на практике</text:p>
      <text:p text:style-name="Code">функция FTP-ALG обычно отключается во всех роутерах и маршрутизаторах с целью обеспечения дополнительной безопасности от вирусных угроз.&lt;/p&gt;</text:p>
      <text:p text:style-name="Code">&lt;p&gt;&lt;a href="#"&gt;To the top&lt;/a&gt;&lt;/p&gt;</text:p>
      <text:p text:style-name="Code">&lt;hr&gt;</text:p>
      <text:p text:style-name="Code">&lt;h2&gt;&lt;a name="nat-and-brandmauer-bypass"&gt;NAT и обход брандмауэров&lt;/a&gt;&lt;/h2&gt;</text:p>
      <text:p text:style-name="Code"/>
      <text:p text:style-name="Code">&lt;p&gt;FTP обычно передаёт данные при наличии соединения сервера с клиентом, после того как клиент отправил команду PORT. Это создаёт проблему как для NAT, так и для брандмауэров,</text:p>
      <text:p text:style-name="Code">которые не разрешают соединения из интернета к внутренним хостам. Для NAT дополнительной проблемой является то, что представление IP-адресов и номера порта в команде PORT</text:p>
      <text:p text:style-name="Code">относится к IP-адресу и порту внутреннего хоста, вместо публичного IP-адреса и NAT-порта. Существует два подхода к этой проблеме. Первый заключается в том, что FTP-клиент и</text:p>
      <text:p text:style-name="Code">FTP-сервер используют команду PASV, которая вызывает соединение для передачи данных, установленное от клиента к серверу. Второй подход — изменение для NAT значений команды PORT</text:p>
      <text:p text:style-name="Code">с помощью шлюза на прикладном уровне.&lt;/p&gt;</text:p>
      <text:p text:style-name="Code">&lt;p&gt;&lt;a href="#"&gt;To the top&lt;/a&gt;&lt;/p&gt;</text:p>
      <text:p text:style-name="Code"/>
      <text:p text:style-name="Code"><text:soft-page-break/>&lt;hr&gt;</text:p>
      <text:p text:style-name="Code">&lt;center&gt;</text:p>
      <text:p text:style-name="Code"><text:tab/>&lt;a href="https://ru.wikipedia.org/wiki/FTP"&gt;Источник&lt;/a&gt;&lt;br&gt;</text:p>
      <text:p text:style-name="Code"><text:tab/>&lt;a href="https://ru.wikipedia.org/wiki/FTP-клиент"&gt;FTP-клиент&lt;/a&gt;&lt;br&gt;</text:p>
      <text:p text:style-name="Code"><text:tab/>&lt;a href="htpps://ru.wikipedia.org/wiki/SFTP"&gt;SFTP&lt;/a&gt;</text:p>
      <text:p text:style-name="Code">&lt;/center&gt;</text:p>
      <text:p text:style-name="Code">&lt;/body&gt;</text:p>
      <text:p text:style-name="Code">&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tyle:font-family-generic="roman"/>
    <style:font-face style:name="Noto Sans Devanagari1" svg:font-family="'Noto Sans Devanagari'"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1"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108%" fo:text-align="justify" style:justify-single-word="false" fo:orphans="2" fo:widows="2" fo:text-indent="0.4925in" style:auto-text-indent="false" style:writing-mode="lr-tb"/>
      <style:text-properties style:font-name="Cambria" fo:font-family="Cambria" style:font-family-generic="roman" fo:font-size="12pt" fo:language="ru" fo:country="RU" officeooo:rsid="002901cd" style:font-size-asian="10.5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loext:graphic-properties draw:fill="none"/>
      <style:paragraph-properties fo:margin-left="0in" fo:margin-right="0in" fo:margin-top="0.1665in" fo:margin-bottom="0in" loext:contextual-spacing="true" fo:line-height="150%" fo:text-align="center" style:justify-single-word="false" fo:keep-together="always" fo:orphans="2" fo:widows="2" fo:text-indent="0in" style:auto-text-indent="false" fo:background-color="transparent" fo:keep-with-next="always" style:writing-mode="lr-tb"/>
      <style:text-properties fo:color="#2f5496" style:font-name="Calibri Light" fo:font-family="'Calibri Light'" style:font-family-generic="roman" style:font-pitch="variable" fo:font-size="16pt" fo:language="uk" fo:country="UA" style:text-underline-style="none" officeooo:rsid="002e22e2"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Code" style:family="paragraph" style:parent-style-name="Preformatted_20_Text">
      <style:paragraph-properties fo:text-align="start" style:justify-single-word="false" fo:padding="0.0201in" fo:border="0.06pt solid #00000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2f5496" style:font-name="Calibri Light" fo:font-family="'Calibri Light'" style:font-family-generic="roman" style:font-pitch="variable" fo:font-size="16pt" fo:language="uk" fo:country="UA"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Заголовок_20_2_20_Знак" style:display-name="Заголовок 2 Знак"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ambria1" fo:font-family="Cambria" style:font-family-generic="roman" style:font-pitch="variable" fo:font-size="12pt" fo:language="uk" fo:country="UA" style:font-size-asian="12pt" style:font-size-complex="12pt"/>
    </style:style>
    <style:style style:name="ListLabel_20_2" style:display-name="ListLabel 2" style:family="text">
      <style:text-properties style:font-name="Cambria1" fo:font-family="Cambria" style:font-family-generic="roman" style:font-pitch="variable" fo:font-size="12pt" style:font-size-asian="12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82in" fo:margin-bottom="0.7882in" fo:margin-left="0.7874in" fo:margin-right="0.8217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Valder</meta:initial-creator>
    <meta:editing-cycles>112</meta:editing-cycles>
    <meta:creation-date>2020-09-02T20:09:00</meta:creation-date>
    <dc:date>2020-09-13T19:15:25.914974406</dc:date>
    <meta:editing-duration>P1DT14H21M40S</meta:editing-duration>
    <meta:generator>LibreOffice/6.1.5.2$Linux_X86_64 LibreOffice_project/10$Build-2</meta:generator>
    <meta:document-statistic meta:table-count="0" meta:image-count="0" meta:object-count="0" meta:page-count="8" meta:paragraph-count="176" meta:word-count="1587" meta:character-count="12484" meta:non-whitespace-character-count="109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